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346in"/>
    </style:style>
    <style:style style:name="co2" style:family="table-column">
      <style:table-column-properties fo:break-before="auto" style:column-width="0.2193in"/>
    </style:style>
    <style:style style:name="co3" style:family="table-column">
      <style:table-column-properties fo:break-before="auto" style:column-width="0.9138in"/>
    </style:style>
    <style:style style:name="co4" style:family="table-column">
      <style:table-column-properties fo:break-before="auto" style:column-width="0.8201in"/>
    </style:style>
    <style:style style:name="co5" style:family="table-column">
      <style:table-column-properties fo:break-before="auto" style:column-width="0.8654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9102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66" fo:font-weight="bold" style:font-weight-asian="bold" style:font-weight-complex="bold"/>
    </style:style>
    <style:style style:name="ce2" style:family="table-cell" style:parent-style-name="Default"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cccccc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column table:style-name="co2" table:default-cell-style-name="Default"/>
        <table:table-column table:style-name="co3" table:number-columns-repeated="956" table:default-cell-style-name="Default"/>
        <table:table-row table:style-name="ro1">
          <table:table-cell table:number-columns-repeated="3"/>
          <table:table-cell table:number-columns-repeated="16" office:value-type="string">
            <text:p>A</text:p>
          </table:table-cell>
          <table:table-cell table:number-columns-repeated="16" office:value-type="string">
            <text:p>C</text:p>
          </table:table-cell>
          <table:table-cell table:number-columns-repeated="16" office:value-type="string">
            <text:p>G</text:p>
          </table:table-cell>
          <table:table-cell table:number-columns-repeated="16" office:value-type="string">
            <text:p>T</text:p>
          </table:table-cell>
          <table:table-cell table:number-columns-repeated="957"/>
        </table:table-row>
        <table:table-row table:style-name="ro1">
          <table:table-cell table:number-columns-repeated="3"/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957"/>
        </table:table-row>
        <table:table-row table:style-name="ro1">
          <table:table-cell table:number-columns-repeated="3"/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957"/>
        </table:table-row>
        <table:table-row table:style-name="ro1">
          <table:table-cell table:number-columns-repeated="3" office:value-type="string">
            <text:p>A</text:p>
          </table:table-cell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72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71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70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9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7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6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5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3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2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1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0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59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5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57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72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71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70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9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8"/>
        </table:table-row>
        <table:table-row table:style-name="ro1">
          <table:table-cell table:number-columns-repeated="3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7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6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5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3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2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1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60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59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5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57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72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71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70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69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6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67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66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65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96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963"/>
        </table:table-row>
        <table:table-row table:style-name="ro1">
          <table:table-cell table:number-columns-repeated="3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962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961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960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959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95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57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60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59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5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57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60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59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5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57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960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959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5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957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957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957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957"/>
        </table:table-row>
        <table:table-row table:style-name="ro1">
          <table:table-cell table:number-columns-repeated="3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95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0"/>
          <table:table-cell table:number-columns-repeated="2" office:value-type="string">
            <text:p>G</text:p>
          </table:table-cell>
          <table:table-cell table:number-columns-repeated="16" office:value-type="string">
            <text:p>T</text:p>
          </table:table-cell>
          <table:table-cell table:number-columns-repeated="956"/>
        </table:table-row>
        <table:table-row table:style-name="ro1">
          <table:table-cell table:number-columns-repeated="50"/>
          <table:table-cell table:number-columns-repeated="2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956"/>
        </table:table-row>
        <table:table-row table:style-name="ro1">
          <table:table-cell table:number-columns-repeated="50"/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956"/>
        </table:table-row>
      </table:table>
      <table:table table:name="4_site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764" table:default-cell-style-name="Default"/>
        <table:table-row table:style-name="ro1">
          <table:table-cell table:number-columns-repeated="4"/>
          <table:table-cell table:number-columns-repeated="64" office:value-type="string">
            <text:p>A</text:p>
          </table:table-cell>
          <table:table-cell table:number-columns-repeated="64" office:value-type="string">
            <text:p>C</text:p>
          </table:table-cell>
          <table:table-cell table:number-columns-repeated="64" office:value-type="string">
            <text:p>G</text:p>
          </table:table-cell>
          <table:table-cell table:number-columns-repeated="64" office:value-type="string">
            <text:p>T</text:p>
          </table:table-cell>
          <table:table-cell table:number-columns-repeated="764"/>
        </table:table-row>
        <table:table-row table:style-name="ro1">
          <table:table-cell table:number-columns-repeated="4"/>
          <table:table-cell table:number-columns-repeated="16" office:value-type="string">
            <text:p>A</text:p>
          </table:table-cell>
          <table:table-cell table:number-columns-repeated="16" office:value-type="string">
            <text:p>C</text:p>
          </table:table-cell>
          <table:table-cell table:number-columns-repeated="16" office:value-type="string">
            <text:p>G</text:p>
          </table:table-cell>
          <table:table-cell table:number-columns-repeated="16" office:value-type="string">
            <text:p>T</text:p>
          </table:table-cell>
          <table:table-cell table:number-columns-repeated="16" office:value-type="string">
            <text:p>A</text:p>
          </table:table-cell>
          <table:table-cell table:number-columns-repeated="16" office:value-type="string">
            <text:p>C</text:p>
          </table:table-cell>
          <table:table-cell table:number-columns-repeated="16" office:value-type="string">
            <text:p>G</text:p>
          </table:table-cell>
          <table:table-cell table:number-columns-repeated="16" office:value-type="string">
            <text:p>T</text:p>
          </table:table-cell>
          <table:table-cell table:number-columns-repeated="16" office:value-type="string">
            <text:p>A</text:p>
          </table:table-cell>
          <table:table-cell table:number-columns-repeated="16" office:value-type="string">
            <text:p>C</text:p>
          </table:table-cell>
          <table:table-cell table:number-columns-repeated="16" office:value-type="string">
            <text:p>G</text:p>
          </table:table-cell>
          <table:table-cell table:number-columns-repeated="16" office:value-type="string">
            <text:p>T</text:p>
          </table:table-cell>
          <table:table-cell table:number-columns-repeated="16" office:value-type="string">
            <text:p>A</text:p>
          </table:table-cell>
          <table:table-cell table:number-columns-repeated="16" office:value-type="string">
            <text:p>C</text:p>
          </table:table-cell>
          <table:table-cell table:number-columns-repeated="16" office:value-type="string">
            <text:p>G</text:p>
          </table:table-cell>
          <table:table-cell table:number-columns-repeated="16" office:value-type="string">
            <text:p>T</text:p>
          </table:table-cell>
          <table:table-cell table:number-columns-repeated="764"/>
        </table:table-row>
        <table:table-row table:style-name="ro1">
          <table:table-cell table:number-columns-repeated="4"/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4" office:value-type="string">
            <text:p>A</text:p>
          </table:table-cell>
          <table:table-cell table:number-columns-repeated="4" office:value-type="string">
            <text:p>C</text:p>
          </table:table-cell>
          <table:table-cell table:number-columns-repeated="4" office:value-type="string">
            <text:p>G</text:p>
          </table:table-cell>
          <table:table-cell table:number-columns-repeated="4" office:value-type="string">
            <text:p>T</text:p>
          </table:table-cell>
          <table:table-cell table:number-columns-repeated="764"/>
        </table:table-row>
        <table:table-row table:style-name="ro1">
          <table:table-cell table:number-columns-repeated="4"/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764"/>
        </table:table-row>
        <table:table-row table:style-name="ro1">
          <table:table-cell table:number-columns-repeated="4" office:value-type="string">
            <text:p>A</text:p>
          </table:table-cell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7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6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5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T</text:p>
          </table:table-cell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3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2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1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0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9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8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7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6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5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3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1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0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9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7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6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5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3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1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0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9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7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6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5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3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2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0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9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7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6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5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3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2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1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0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9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7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6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5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3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2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1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0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9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6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6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A</text:p>
          </table:table-cell>
          <table:table-cell office:value-type="string">
            <text:p>X</text:p>
          </table:table-cell>
          <table:table-cell table:number-columns-repeated="6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7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6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6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1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5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0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3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2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1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59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20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9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7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6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5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50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50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3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2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A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1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10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9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8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A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7"/>
        </table:table-row>
        <table:table-row table:style-name="ro1">
          <table:table-cell table:number-columns-repeated="4" office:value-type="string">
            <text:p>C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6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G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5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T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3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5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2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G</text:p>
          </table:table-cell>
          <table:table-cell table:number-columns-repeated="26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1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800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9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9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7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T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6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5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34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3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2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table:number-columns-repeated="37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90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38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9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39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number-columns-repeated="40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7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table:number-columns-repeated="41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6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G</text:p>
          </table:table-cell>
          <table:table-cell table:number-columns-repeated="42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5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table:number-columns-repeated="4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44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3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4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2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46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1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80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table:number-columns-repeated="4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9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5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7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6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5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table:number-columns-repeated="5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5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3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2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56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1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5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70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table:number-columns-repeated="5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9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table:number-columns-repeated="6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6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6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6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T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A</text:p>
          </table:table-cell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7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6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1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5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0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3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2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1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20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9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7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6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5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0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0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3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12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11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10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9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7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C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6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5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3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2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table:number-columns-repeated="2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1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800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799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79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797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796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A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95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9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3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93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92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91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C</text:p>
          </table:table-cell>
          <table:table-cell table:number-columns-repeated="3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90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3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9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3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8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A</text:p>
          </table:table-cell>
          <table:table-cell table:number-columns-repeated="4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7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C</text:p>
          </table:table-cell>
          <table:table-cell table:number-columns-repeated="4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6"/>
        </table:table-row>
        <table:table-row table:style-name="ro1">
          <table:table-cell table:number-columns-repeated="4" office:value-type="string">
            <text:p>G</text:p>
          </table:table-cell>
          <table:table-cell table:number-columns-repeated="4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5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T</text:p>
          </table:table-cell>
          <table:table-cell table:number-columns-repeated="4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4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3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4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2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4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1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T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80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table:number-columns-repeated="4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779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77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5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777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776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775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table:number-columns-repeated="5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77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5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773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772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5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771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5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770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table:number-columns-repeated="5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769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76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table:number-columns-repeated="6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61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6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62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T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A</text:p>
          </table:table-cell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9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1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7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0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6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5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3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9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2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1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0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table:number-columns-repeated="1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9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0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0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table:number-columns-repeated="1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9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1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1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7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1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6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table:number-columns-repeated="2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5"/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C</text:p>
          </table:table-cell>
          <table:table-cell table:number-columns-repeated="2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table:number-columns-repeated="2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3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table:number-columns-repeated="2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2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1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70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table:number-columns-repeated="2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9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3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table:number-columns-repeated="3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79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7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3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77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3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76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3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775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table:number-columns-repeated="3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77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3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773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3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772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table:number-columns-repeated="4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771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table:number-columns-repeated="4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770"/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G</text:p>
          </table:table-cell>
          <table:table-cell table:number-columns-repeated="4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769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table:number-columns-repeated="4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76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4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4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4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table:number-columns-repeated="4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3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A</text:p>
          </table:table-cell>
          <table:table-cell table:number-columns-repeated="4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4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5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5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5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7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C</text:p>
          </table:table-cell>
          <table:table-cell table:number-columns-repeated="5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54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55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56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767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57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766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G</text:p>
          </table:table-cell>
          <table:table-cell table:number-columns-repeated="58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765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59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A</text:p>
          </table:table-cell>
          <table:table-cell table:number-columns-repeated="60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764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C</text:p>
          </table:table-cell>
          <table:table-cell table:number-columns-repeated="61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764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G</text:p>
          </table:table-cell>
          <table:table-cell table:number-columns-repeated="62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764"/>
        </table:table-row>
        <table:table-row table:style-name="ro1">
          <table:table-cell table:number-columns-repeated="4" office:value-type="string">
            <text:p>T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6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764"/>
        </table:table-row>
      </table:table>
      <table:table table:name="c234p2" table:style-name="ta1" table:print="false">
        <table:table-column table:style-name="co1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45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763" table:default-cell-style-name="ce2"/>
        <table:table-column table:style-name="co3" table:number-columns-repeated="18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p1</text:p>
          </table:table-cell>
          <table:table-cell table:style-name="ce3" office:value-type="string">
            <text:p>p2</text:p>
          </table:table-cell>
          <table:table-cell table:style-name="ce3" office:value-type="string">
            <text:p>p3</text:p>
          </table:table-cell>
          <table:table-cell table:style-name="ce3" office:value-type="string">
            <text:p>p4</text:p>
          </table:table-cell>
          <table:table-cell table:style-name="ce3" office:value-type="string">
            <text:p>Codon[2,4]</text:p>
          </table:table-cell>
          <table:table-cell table:style-name="ce3" office:value-type="string">
            <text:p>Context[p2]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table:number-columns-repeated="4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4" office:value-type="string">
            <text:p>G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4" office:value-type="string">
            <text:p>G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table:number-columns-repeated="5" office:value-type="string">
            <text:p>G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4" office:value-type="string">
            <text:p>G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_A</text:p>
          </table:table-cell>
          <table:table-cell table:style-name="ce3" table:number-columns-repeated="1000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table:number-columns-repeated="4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A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G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T_C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A_G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C_G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G_G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T_G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A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C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G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T_A</text:p>
          </table:table-cell>
          <table:table-cell table:number-columns-repeated="1018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on_context_combos" table:style-name="ta1" table:print="false">
        <table:table-column table:style-name="co1" table:number-columns-repeated="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1" table:default-cell-style-name="ce4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4" table:default-cell-style-name="ce2"/>
        <table:table-column table:style-name="co5" table:default-cell-style-name="ce2"/>
        <table:table-column table:style-name="co1" table:default-cell-style-name="ce4"/>
        <table:table-column table:style-name="co4" table:default-cell-style-name="ce2"/>
        <table:table-column table:style-name="co7" table:default-cell-style-name="ce2"/>
        <table:table-column table:style-name="co1" table:number-columns-repeated="45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3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763" table:default-cell-style-name="ce2"/>
        <table:table-column table:style-name="co3" table:number-columns-repeated="4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A_C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C_C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_C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_C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A_G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C</text:p>
          </table:table-cell>
          <table:table-cell office:value-type="string">
            <text:p>A_G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C_G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C_G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_G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C</text:p>
          </table:table-cell>
          <table:table-cell office:value-type="string">
            <text:p>G_G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T_G</text:p>
          </table:table-cell>
          <table:table-cell office:value-type="string">
            <text:p>T_C</text:p>
          </table:table-cell>
          <table:table-cell/>
          <table:table-cell office:value-type="string">
            <text:p>C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C</text:p>
          </table:table-cell>
          <table:table-cell office:value-type="string">
            <text:p>T_G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2">
          <table:table-cell table:style-name="ce3" office:value-type="string">
            <text:p>p1</text:p>
          </table:table-cell>
          <table:table-cell table:style-name="ce3" office:value-type="string">
            <text:p>p2</text:p>
          </table:table-cell>
          <table:table-cell table:style-name="ce3" office:value-type="string">
            <text:p>p3</text:p>
          </table:table-cell>
          <table:table-cell table:style-name="ce3" office:value-type="string">
            <text:p>p4</text:p>
          </table:table-cell>
          <table:table-cell table:style-name="ce3" office:value-type="string">
            <text:p>Codon[2,4]</text:p>
          </table:table-cell>
          <table:table-cell table:style-name="ce3" office:value-type="string">
            <text:p>Context[p2]</text:p>
          </table:table-cell>
          <table:table-cell table:style-name="ce5"/>
          <table:table-cell table:style-name="ce3" office:value-type="string">
            <text:p>Codon[1,3]</text:p>
          </table:table-cell>
          <table:table-cell table:style-name="ce3" office:value-type="string">
            <text:p>Codon[2,4]</text:p>
          </table:table-cell>
          <table:table-cell table:style-name="ce3" office:value-type="string">
            <text:p>Context[p2]</text:p>
          </table:table-cell>
          <table:table-cell table:style-name="ce3" office:value-type="string">
            <text:p>Context[p,3]</text:p>
          </table:table-cell>
          <table:table-cell table:style-name="ce5"/>
          <table:table-cell table:style-name="ce3" office:value-type="string">
            <text:p>Codon[2,4]</text:p>
          </table:table-cell>
          <table:table-cell table:style-name="ce3" office:value-type="string">
            <text:p>Context[p2]</text:p>
          </table:table-cell>
          <table:table-cell/>
          <table:table-cell table:style-name="ce3" office:value-type="string">
            <text:p>Codon[1,3]</text:p>
          </table:table-cell>
          <table:table-cell table:style-name="ce3" office:value-type="string">
            <text:p>Context[p2]</text:p>
          </table:table-cell>
          <table:table-cell/>
          <table:table-cell table:style-name="ce3" office:value-type="string">
            <text:p>Codon[1,3]</text:p>
          </table:table-cell>
          <table:table-cell table:style-name="ce3" office:value-type="string">
            <text:p>Context[p,3]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A_A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A_A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C_A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C_A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string">
            <text:p>G_A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D</text:p>
          </table:table-cell>
          <table:table-cell office:value-type="string">
            <text:p>G_A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D</text:p>
          </table:table-cell>
          <table:table-cell office:value-type="string">
            <text:p>T_A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D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D</text:p>
          </table:table-cell>
          <table:table-cell office:value-type="string">
            <text:p>T_A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_A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_A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_A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C_A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E</text:p>
          </table:table-cell>
          <table:table-cell table:number-columns-repeated="2"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G_A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E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E</text:p>
          </table:table-cell>
          <table:table-cell office:value-type="string">
            <text:p>T_A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E</text:p>
          </table:table-cell>
          <table:table-cell office:value-type="string">
            <text:p>T_A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A_T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string">
            <text:p>A_T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C_T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F</text:p>
          </table:table-cell>
          <table:table-cell office:value-type="string">
            <text:p>C_T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G_T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F</text:p>
          </table:table-cell>
          <table:table-cell office:value-type="string">
            <text:p>G_T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table:number-columns-repeated="2" office:value-type="string">
            <text:p>F</text:p>
          </table:table-cell>
          <table:table-cell office:value-type="string">
            <text:p>T_T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table:number-columns-repeated="4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table:number-columns-repeated="2" office:value-type="string">
            <text:p>F</text:p>
          </table:table-cell>
          <table:table-cell table:number-columns-repeated="2"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4"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A_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4"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</text:p>
          </table:table-cell>
          <table:table-cell office:value-type="string">
            <text:p>C_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table:number-columns-repeated="2" office:value-type="string">
            <text:p>G</text:p>
          </table:table-cell>
          <table:table-cell office:value-type="string">
            <text:p>G_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table:number-columns-repeated="2" office:value-type="string">
            <text:p>G</text:p>
          </table:table-cell>
          <table:table-cell office:value-type="string">
            <text:p>G_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table:number-columns-repeated="5" office:value-type="string">
            <text:p>G</text:p>
          </table:table-cell>
          <table:table-cell office:value-type="string">
            <text:p>G_G</text:p>
          </table:table-cell>
          <table:table-cell/>
          <table:table-cell table:number-columns-repeated="2" office:value-type="string">
            <text:p>G</text:p>
          </table:table-cell>
          <table:table-cell table:number-columns-repeated="2"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table:number-columns-repeated="2" office:value-type="string">
            <text:p>G</text:p>
          </table:table-cell>
          <table:table-cell office:value-type="string">
            <text:p>G_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 office:value-type="string">
            <text:p>G_A</text:p>
          </table:table-cell>
          <table:table-cell/>
          <table:table-cell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 office:value-type="string">
            <text:p>G_C</text:p>
          </table:table-cell>
          <table:table-cell/>
          <table:table-cell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4"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 office:value-type="string">
            <text:p>G_G</text:p>
          </table:table-cell>
          <table:table-cell/>
          <table:table-cell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</text:p>
          </table:table-cell>
          <table:table-cell office:value-type="string">
            <text:p>T_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A_A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A_A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H</text:p>
          </table:table-cell>
          <table:table-cell office:value-type="string">
            <text:p>C_A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H</text:p>
          </table:table-cell>
          <table:table-cell office:value-type="string">
            <text:p>C_A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G_A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H</text:p>
          </table:table-cell>
          <table:table-cell office:value-type="string">
            <text:p>G_A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H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>T_A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H</text:p>
          </table:table-cell>
          <table:table-cell office:value-type="string">
            <text:p>T_A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I</text:p>
          </table:table-cell>
          <table:table-cell table:number-columns-repeated="2"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C_T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G_T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I</text:p>
          </table:table-cell>
          <table:table-cell office:value-type="string">
            <text:p>T_T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table:number-columns-repeated="4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table:number-columns-repeated="2" office:value-type="string">
            <text:p>K</text:p>
          </table:table-cell>
          <table:table-cell table:number-columns-repeated="2"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table:number-columns-repeated="2" office:value-type="string">
            <text:p>K</text:p>
          </table:table-cell>
          <table:table-cell office:value-type="string">
            <text:p>A_A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K</text:p>
          </table:table-cell>
          <table:table-cell office:value-type="string">
            <text:p>C_A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K</text:p>
          </table:table-cell>
          <table:table-cell office:value-type="string">
            <text:p>C_A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G_A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G_A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A</text:p>
          </table:table-cell>
          <table:table-cell office:value-type="string">
            <text:p>K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K</text:p>
          </table:table-cell>
          <table:table-cell office:value-type="string">
            <text:p>T_A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K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K</text:p>
          </table:table-cell>
          <table:table-cell office:value-type="string">
            <text:p>T_A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A_T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A_T</text:p>
          </table:table-cell>
          <table:table-cell/>
          <table:table-cell office:value-type="string">
            <text:p>I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L</text:p>
          </table:table-cell>
          <table:table-cell table:number-columns-repeated="2"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table:number-columns-repeated="2" office:value-type="string">
            <text:p>L</text:p>
          </table:table-cell>
          <table:table-cell office:value-type="string">
            <text:p>C_T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table:number-columns-repeated="2" office:value-type="string">
            <text:p>L</text:p>
          </table:table-cell>
          <table:table-cell office:value-type="string">
            <text:p>C_T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G_T</text:p>
          </table:table-cell>
          <table:table-cell/>
          <table:table-cell office:value-type="string">
            <text:p>A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L</text:p>
          </table:table-cell>
          <table:table-cell office:value-type="string">
            <text:p>G_T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office:value-type="string">
            <text:p>C_T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L</text:p>
          </table:table-cell>
          <table:table-cell office:value-type="string">
            <text:p>T_T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/>
          <table:table-cell office:value-type="string">
            <text:p>F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M</text:p>
          </table:table-cell>
          <table:table-cell office:value-type="string">
            <text:p>A_T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M</text:p>
          </table:table-cell>
          <table:table-cell office:value-type="string">
            <text:p>C_T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C_T</text:p>
          </table:table-cell>
          <table:table-cell/>
          <table:table-cell office:value-type="string">
            <text:p>H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M</text:p>
          </table:table-cell>
          <table:table-cell office:value-type="string">
            <text:p>G_T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G_T</text:p>
          </table:table-cell>
          <table:table-cell/>
          <table:table-cell office:value-type="string">
            <text:p>D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M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M</text:p>
          </table:table-cell>
          <table:table-cell office:value-type="string">
            <text:p>T_T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A_A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N</text:p>
          </table:table-cell>
          <table:table-cell office:value-type="string">
            <text:p>A_A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/>
          <table:table-cell office:value-type="string">
            <text:p>K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C_A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N</text:p>
          </table:table-cell>
          <table:table-cell office:value-type="string">
            <text:p>C_A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G_A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G_A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G_A</text:p>
          </table:table-cell>
          <table:table-cell/>
          <table:table-cell office:value-type="string">
            <text:p>E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N</text:p>
          </table:table-cell>
          <table:table-cell office:value-type="string">
            <text:p>T_A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N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N</text:p>
          </table:table-cell>
          <table:table-cell office:value-type="string">
            <text:p>T_A</text:p>
          </table:table-cell>
          <table:table-cell office:value-type="string">
            <text:p>A_T</text:p>
          </table:table-cell>
          <table:table-cell/>
          <table:table-cell office:value-type="string">
            <text:p>N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 table:style-name="ce5"/>
          <table:table-cell office:value-type="string">
            <text:p>STOP</text:p>
          </table:table-cell>
          <table:table-cell office:value-type="string">
            <text:p>A_T</text:p>
          </table:table-cell>
          <table:table-cell table:style-name="ce3" table:number-columns-repeated="1000"/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A_C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table:number-columns-repeated="2" office:value-type="string">
            <text:p>P</text:p>
          </table:table-cell>
          <table:table-cell office:value-type="string">
            <text:p>C_C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table:number-columns-repeated="4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table:number-columns-repeated="2" office:value-type="string">
            <text:p>P</text:p>
          </table:table-cell>
          <table:table-cell table:number-columns-repeated="2"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table:number-columns-repeated="2" office:value-type="string">
            <text:p>P</text:p>
          </table:table-cell>
          <table:table-cell office:value-type="string">
            <text:p>C_C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table:number-columns-repeated="3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table:number-columns-repeated="2" office:value-type="string">
            <text:p>P</text:p>
          </table:table-cell>
          <table:table-cell office:value-type="string">
            <text:p>C_C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3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G_C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G_C</text:p>
          </table:table-cell>
          <table:table-cell/>
          <table:table-cell office:value-type="string">
            <text:p>A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3" office:value-type="string">
            <text:p>C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office:value-type="string">
            <text:p>C_C</text:p>
          </table:table-cell>
          <table:table-cell/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P</text:p>
          </table:table-cell>
          <table:table-cell office:value-type="string">
            <text:p>T_C</text:p>
          </table:table-cell>
          <table:table-cell office:value-type="string">
            <text:p>C_T</text:p>
          </table:table-cell>
          <table:table-cell/>
          <table:table-cell office:value-type="string">
            <text:p>P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Q</text:p>
          </table:table-cell>
          <table:table-cell office:value-type="string">
            <text:p>A_A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Q</text:p>
          </table:table-cell>
          <table:table-cell office:value-type="string">
            <text:p>A_A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Q</text:p>
          </table:table-cell>
          <table:table-cell table:number-columns-repeated="2"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C_A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G_A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G_A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G_A</text:p>
          </table:table-cell>
          <table:table-cell/>
          <table:table-cell office:value-type="string">
            <text:p>A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A</text:p>
          </table:table-cell>
          <table:table-cell office:value-type="string">
            <text:p>Q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T_A</text:p>
          </table:table-cell>
          <table:table-cell office:value-type="string">
            <text:p>C_A</text:p>
          </table:table-cell>
          <table:table-cell/>
          <table:table-cell office:value-type="string">
            <text:p>Q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Q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Q</text:p>
          </table:table-cell>
          <table:table-cell office:value-type="string">
            <text:p>T_A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R</text:p>
          </table:table-cell>
          <table:table-cell table:number-columns-repeated="2"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A_G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table:number-columns-repeated="2"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R</text:p>
          </table:table-cell>
          <table:table-cell office:value-type="string">
            <text:p>C_G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G</text:p>
          </table:table-cell>
          <table:table-cell/>
          <table:table-cell office:value-type="string">
            <text:p>P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G_G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G_G</text:p>
          </table:table-cell>
          <table:table-cell/>
          <table:table-cell office:value-type="string">
            <text:p>A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office:value-type="string">
            <text:p>A_A</text:p>
          </table:table-cell>
          <table:table-cell/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office:value-type="string">
            <text:p>A_G</text:p>
          </table:table-cell>
          <table:table-cell/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office:value-type="string">
            <text:p>C_A</text:p>
          </table:table-cell>
          <table:table-cell/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C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office:value-type="string">
            <text:p>C_C</text:p>
          </table:table-cell>
          <table:table-cell/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table:number-columns-repeated="2" office:value-type="string">
            <text:p>G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office:value-type="string">
            <text:p>C_G</text:p>
          </table:table-cell>
          <table:table-cell/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C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R</text:p>
          </table:table-cell>
          <table:table-cell office:value-type="string">
            <text:p>T_G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C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A_C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A_C</text:p>
          </table:table-cell>
          <table:table-cell/>
          <table:table-cell office:value-type="string">
            <text:p>I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S</text:p>
          </table:table-cell>
          <table:table-cell office:value-type="string">
            <text:p>A_G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S</text:p>
          </table:table-cell>
          <table:table-cell office:value-type="string">
            <text:p>A_G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G</text:p>
          </table:table-cell>
          <table:table-cell/>
          <table:table-cell office:value-type="string">
            <text:p>K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C_C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C_C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C_G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S</text:p>
          </table:table-cell>
          <table:table-cell office:value-type="string">
            <text:p>C_G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C_G</text:p>
          </table:table-cell>
          <table:table-cell/>
          <table:table-cell office:value-type="string">
            <text:p>Q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S</text:p>
          </table:table-cell>
          <table:table-cell office:value-type="string">
            <text:p>G_C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G_G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G_G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G_G</text:p>
          </table:table-cell>
          <table:table-cell/>
          <table:table-cell office:value-type="string">
            <text:p>E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 office:value-type="string">
            <text:p>T_A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S</text:p>
          </table:table-cell>
          <table:table-cell table:number-columns-repeated="2" office:value-type="string">
            <text:p>T_C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 office:value-type="string">
            <text:p>T_G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S</text:p>
          </table:table-cell>
          <table:table-cell office:value-type="string">
            <text:p>T_C</text:p>
          </table:table-cell>
          <table:table-cell office:value-type="string">
            <text:p>T_T</text:p>
          </table:table-cell>
          <table:table-cell/>
          <table:table-cell office:value-type="string">
            <text:p>S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C</text:p>
          </table:table-cell>
          <table:table-cell/>
          <table:table-cell office:value-type="string">
            <text:p>F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S</text:p>
          </table:table-cell>
          <table:table-cell office:value-type="string">
            <text:p>T_G</text:p>
          </table:table-cell>
          <table:table-cell office:value-type="string">
            <text:p>A_C</text:p>
          </table:table-cell>
          <table:table-cell/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S</text:p>
          </table:table-cell>
          <table:table-cell office:value-type="string">
            <text:p>T_G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STOP</text:p>
          </table:table-cell>
          <table:table-cell office:value-type="string">
            <text:p>A_A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STOP</text:p>
          </table:table-cell>
          <table:table-cell office:value-type="string">
            <text:p>A_A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STOP</text:p>
          </table:table-cell>
          <table:table-cell office:value-type="string">
            <text:p>A_G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STOP</text:p>
          </table:table-cell>
          <table:table-cell office:value-type="string">
            <text:p>C_A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STOP</text:p>
          </table:table-cell>
          <table:table-cell office:value-type="string">
            <text:p>C_A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STOP</text:p>
          </table:table-cell>
          <table:table-cell office:value-type="string">
            <text:p>C_G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STOP</text:p>
          </table:table-cell>
          <table:table-cell office:value-type="string">
            <text:p>G_A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STOP</text:p>
          </table:table-cell>
          <table:table-cell office:value-type="string">
            <text:p>G_A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STOP</text:p>
          </table:table-cell>
          <table:table-cell office:value-type="string">
            <text:p>G_G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STOP</text:p>
          </table:table-cell>
          <table:table-cell table:number-columns-repeated="2"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STOP</text:p>
          </table:table-cell>
          <table:table-cell office:value-type="string">
            <text:p>T_A</text:p>
          </table:table-cell>
          <table:table-cell office:value-type="string">
            <text:p>T_G</text:p>
          </table:table-cell>
          <table:table-cell/>
          <table:table-cell office:value-type="string">
            <text:p>STOP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STOP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STOP</text:p>
          </table:table-cell>
          <table:table-cell office:value-type="string">
            <text:p>T_G</text:p>
          </table:table-cell>
          <table:table-cell office:value-type="string">
            <text:p>T_A</text:p>
          </table:table-cell>
          <table:table-cell/>
          <table:table-cell office:value-type="string">
            <text:p>STOP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table:number-columns-repeated="2"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_C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C</text:p>
          </table:table-cell>
          <table:table-cell/>
          <table:table-cell office:value-type="string">
            <text:p>N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string">
            <text:p>C_C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C_C</text:p>
          </table:table-cell>
          <table:table-cell/>
          <table:table-cell office:value-type="string">
            <text:p>H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T</text:p>
          </table:table-cell>
          <table:table-cell office:value-type="string">
            <text:p>G_C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G_C</text:p>
          </table:table-cell>
          <table:table-cell/>
          <table:table-cell office:value-type="string">
            <text:p>D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 office:value-type="string">
            <text:p>A_A</text:p>
          </table:table-cell>
          <table:table-cell/>
          <table:table-cell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A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 office:value-type="string">
            <text:p>A_C</text:p>
          </table:table-cell>
          <table:table-cell/>
          <table:table-cell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A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 office:value-type="string">
            <text:p>A_G</text:p>
          </table:table-cell>
          <table:table-cell/>
          <table:table-cell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A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</text:p>
          </table:table-cell>
          <table:table-cell office:value-type="string">
            <text:p>T_C</text:p>
          </table:table-cell>
          <table:table-cell office:value-type="string">
            <text:p>A_T</text:p>
          </table:table-cell>
          <table:table-cell/>
          <table:table-cell office:value-type="string">
            <text:p>T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A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V</text:p>
          </table:table-cell>
          <table:table-cell office:value-type="string">
            <text:p>A_T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A_T</text:p>
          </table:table-cell>
          <table:table-cell/>
          <table:table-cell office:value-type="string">
            <text:p>S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V</text:p>
          </table:table-cell>
          <table:table-cell office:value-type="string">
            <text:p>C_T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C_T</text:p>
          </table:table-cell>
          <table:table-cell/>
          <table:table-cell office:value-type="string">
            <text:p>R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V</text:p>
          </table:table-cell>
          <table:table-cell table:number-columns-repeated="2"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/>
          <table:table-cell office:value-type="string">
            <text:p>G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G_A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office:value-type="string">
            <text:p>G_C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G_C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G_G</text:p>
          </table:table-cell>
          <table:table-cell table:number-columns-repeated="1004"/>
        </table:table-row>
        <table:table-row table:style-name="ro1">
          <table:table-cell office:value-type="string">
            <text:p>T</text:p>
          </table:table-cell>
          <table:table-cell office:value-type="string">
            <text:p>G</text:p>
          </table:table-cell>
          <table:table-cell table:number-columns-repeated="2"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T_T</text:p>
          </table:table-cell>
          <table:table-cell office:value-type="string">
            <text:p>G_T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T_T</text:p>
          </table:table-cell>
          <table:table-cell/>
          <table:table-cell office:value-type="string">
            <text:p>C</text:p>
          </table:table-cell>
          <table:table-cell office:value-type="string">
            <text:p>G_T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W</text:p>
          </table:table-cell>
          <table:table-cell office:value-type="string">
            <text:p>A_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A_G</text:p>
          </table:table-cell>
          <table:table-cell/>
          <table:table-cell office:value-type="string">
            <text:p>M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W</text:p>
          </table:table-cell>
          <table:table-cell office:value-type="string">
            <text:p>C_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C_G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G_G</text:p>
          </table:table-cell>
          <table:table-cell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G_G</text:p>
          </table:table-cell>
          <table:table-cell/>
          <table:table-cell office:value-type="string">
            <text:p>V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table:number-columns-repeated="2"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W</text:p>
          </table:table-cell>
          <table:table-cell table:number-columns-repeated="2" office:value-type="string">
            <text:p>T_G</text:p>
          </table:table-cell>
          <table:table-cell/>
          <table:table-cell office:value-type="string">
            <text:p>W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/>
          <table:table-cell office:value-type="string">
            <text:p>L</text:p>
          </table:table-cell>
          <table:table-cell office:value-type="string">
            <text:p>T_G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Y</text:p>
          </table:table-cell>
          <table:table-cell office:value-type="string">
            <text:p>A_A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Y</text:p>
          </table:table-cell>
          <table:table-cell office:value-type="string">
            <text:p>A_A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A_A</text:p>
          </table:table-cell>
          <table:table-cell/>
          <table:table-cell office:value-type="string">
            <text:p>I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_A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C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C_A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C_A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Y</text:p>
          </table:table-cell>
          <table:table-cell office:value-type="string">
            <text:p>G_A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office:value-type="string">
            <text:p>G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Y</text:p>
          </table:table-cell>
          <table:table-cell office:value-type="string">
            <text:p>G_A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G_A</text:p>
          </table:table-cell>
          <table:table-cell/>
          <table:table-cell office:value-type="string">
            <text:p>V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Y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T_A</text:p>
          </table:table-cell>
          <table:table-cell office:value-type="string">
            <text:p>T_C</text:p>
          </table:table-cell>
          <table:table-cell/>
          <table:table-cell office:value-type="string">
            <text:p>Y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C</text:p>
          </table:table-cell>
          <table:table-cell table:number-columns-repeated="1004"/>
        </table:table-row>
        <table:table-row table:style-name="ro1">
          <table:table-cell table:number-columns-repeated="2"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Y</text:p>
          </table:table-cell>
          <table:table-cell office:value-type="string">
            <text:p>T_A</text:p>
          </table:table-cell>
          <table:table-cell office:value-type="string">
            <text:p>T_T</text:p>
          </table:table-cell>
          <table:table-cell/>
          <table:table-cell office:value-type="string">
            <text:p>Y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A</text:p>
          </table:table-cell>
          <table:table-cell/>
          <table:table-cell office:value-type="string">
            <text:p>L</text:p>
          </table:table-cell>
          <table:table-cell office:value-type="string">
            <text:p>T_T</text:p>
          </table:table-cell>
          <table:table-cell table:number-columns-repeated="1004"/>
        </table:table-row>
        <table:table-row table:style-name="ro1" table:number-rows-repeated="1048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number-columns-repeated="64" table:default-cell-style-name="Default"/>
        <table:table-row table:style-name="ro1"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</table:table-row>
        <table:table-row table:style-name="ro1"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  <table:table-cell table:number-columns-repeated="12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 table:number-columns-repeated="13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4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3"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2"/>
          <table:table-cell table:number-columns-repeated="3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1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number-columns-repeated="8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4" office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</table:table-row>
        <table:table-row table:style-name="ro1">
          <table:table-cell table:number-columns-repeated="12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style-name="ce1" office:value-type="string">
            <text:p>X</text:p>
          </table:table-cell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13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style-name="ce1" office:value-type="string">
            <text:p>X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table:style-name="ce1" office:value-type="string">
            <text:p>X</text:p>
          </table:table-cell>
          <table:table-cell office:value-type="string">
            <text:p>X</text:p>
          </table:table-cell>
        </table:table-row>
        <table:table-row table:style-name="ro1"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15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style-name="ce1" office:value-type="string">
            <text:p>X</text:p>
          </table:table-cell>
        </table:table-row>
      </table:table>
      <table:database-ranges>
        <table:database-range table:target-range-address="codon_context_combos.A1:codon_context_combos.N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8">01/28/2010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7T10:09:21</meta:creation-date>
    <dc:date>2010-01-28T17:41:16</dc:date>
    <meta:editing-duration>PT06H24M24S</meta:editing-duration>
    <meta:editing-cycles>6</meta:editing-cycles>
    <meta:generator>OpenOffice.org/3.1$Unix OpenOffice.org_project/310m19$Build-9420</meta:generator>
    <meta:document-statistic meta:table-count="5" meta:cell-count="12796" meta:object-count="0"/>
  </office:meta>
</office:document-meta>
</file>